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ef2929" loext:opacity="100%" fo:font-weight="bold"/>
    </style:style>
    <style:style style:name="P2" style:family="paragraph" style:parent-style-name="Preformatted_20_Text">
      <style:text-properties fo:color="#8ae234" loext:opacity="100%"/>
    </style:style>
    <style:style style:name="P3" style:family="paragraph" style:parent-style-name="Preformatted_20_Text">
      <style:paragraph-properties fo:margin-top="0in" fo:margin-bottom="0.1965in" style:contextual-spacing="false"/>
    </style:style>
    <style:style style:name="T1" style:family="text">
      <style:text-properties fo:color="#8ae234" loext:opacity="100%"/>
    </style:style>
    <style:style style:name="T2" style:family="text">
      <style:text-properties fo:color="#8ae234" loext:opacity="100%" fo:font-weight="bold"/>
    </style:style>
    <style:style style:name="T3" style:family="text">
      <style:text-properties fo:color="#729fcf" loext:opacity="100%" fo:font-weight="bold"/>
    </style:style>
    <style:style style:name="T4" style:family="text">
      <style:text-properties fo:color="#ad7fa8" loext:opacity="100%"/>
    </style:style>
    <style:style style:name="T5" style:family="text">
      <style:text-properties fo:color="#ad7fa8"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larc) (larp) <text:span text:style-name="T2">ayman@AMHP840G2B</text:span>:<text:span text:style-name="T3">~/Documents/GitHub/ai_logicalaccess_crew/larc</text:span>$ python src/larc/main.py </text:p>
      <text:p text:style-name="Preformatted_20_Text"><text:span text:style-name="T5"># Agent:</text:span> <text:span text:style-name="T2">Access Review Specialist</text:span></text:p>
      <text:p text:style-name="Preformatted_20_Text"><text:span text:style-name="T4">## Task:</text:span> <text:span text:style-name="T1">Compare system access levels against authorized access matrix</text:span></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1: litellm.APIError: APIError: DeepseekException - Unable to get json response - Expecting value: line 1 column 1 (char 0), Original Response: </text:p>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Using tool:</text:span> <text:span text:style-name="T1">access_review_tool</text:span></text:p>
      <text:p text:style-name="Preformatted_20_Text"><text:span text:style-name="T4">## Tool Input:</text:span> </text:p>
      <text:p text:style-name="P2">"{}"</text:p>
      <text:p text:style-name="Preformatted_20_Text"><text:span text:style-name="T4">## Tool Output:</text:span> </text:p>
      <text:p text:style-name="P2">{'USER001': {'review_results': {'system_a_access': 'user has actual access level of ma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read-only which is matching his system_c_access level in access matrix.'}}, 'USER002': {'review_results': {'system_a_access': 'user has actual access level of checker which is matching his system_a_access level in access matrix.', 'system_b_access': 'user has actual system_b_access access level of maker in Access Report while he should have system_b_access access level as read-only according to the access matrix.', 'system_c_access': 'user has actual access level of maker which is matching his system_c_access level in access matrix.'}}, 'USER003': {'review_results': {'system_a_access': 'user has actual system_a_access access level of maker in Access Report while he should have system_a_access access level as read-only according to the access matrix.', 'system_b_access': 'user has actual access level of maker which is matching his system_b_access level in access matrix.', 'system_c_access': 'user has actual access level of checker which is matching his system_c_access level in access matrix.'}}, 'USER004':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maker which is matching his system_c_access level in access matrix.'}}, 'USER005': {'review_results': {'system_a_access': 'user has actual access level of chec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checker which is matching his system_c_access level in access matrix.'}}, 'USER006':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system_c_access access level of maker in Access Report while he should have system_c_access access level as read-only according to the access matrix.'}}, 'USER007': {'review_results': {'system_a_access': 'user has actual access level of maker which is matching his system_a_access level in access matrix.', 'system_b_access': 'user has actual access level of checker which is matching his system_b_access level in access matrix.', 'system_c_access': 'user has actual access level of maker which is <text:soft-page-break/>matching his system_c_access level in access matrix.'}}, 'USER008': {'review_results': {'system_a_access': 'user has actual access level of checker which is matching his system_a_access level in access matrix.', 'system_b_access': 'user has actual access level of maker which is matching his system_b_access level in access matrix.', 'system_c_access': 'user has actual system_c_access access level of read-only in Access Report while he should have system_c_access access level as checker according to the access matrix.'}}, 'USER009': {'review_results': {'system_a_access': 'user has actual system_a_access access level of checker in Access Report while he should have system_a_access access level as read-only according to the access matrix.', 'system_b_access': 'user has actual access level of checker which is matching his system_b_access level in access matrix.', 'system_c_access': 'user has actual access level of read-only which is matching his system_c_access level in access matrix.'}}, 'USER010': {'review_results': {'system_a_access': 'user has actual access level of maker which is matching his system_a_access level in access matrix.', 'system_b_access': 'user has actual access level of read-only which is matching his system_b_access level in access matrix.', 'system_c_access': 'user has actual system_c_access access level of maker in Access Report while he should have system_c_access access level as checker according to the access matrix.'}}, 'USER021': {'review_results': {'system_a_access': 'user has system_a_access access level of maker in Access Report while he is unauthorized to have access to system_a_access according to access matrix.', 'system_b_access': 'user has system_b_access access level of read-only in Access Report while he is unauthorized to have access to system_b_access according to access matrix.', 'system_c_access': 'user has system_c_access access level of checker in Access Report while he is unauthorized to have access to system_c_access according to access matrix.'}}, 'USER012': {'review_results': {'system_a_access': 'user has actual access level of read-only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maker which is matching his system_c_access level in access matrix.'}}, 'USER013':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checker which is matching his system_c_access level in access matrix.'}}, 'USER014': {'review_results': {'system_a_access': 'user has actual access level of checker which is matching his system_a_access level in access matrix.', 'system_b_access': 'user has actual system_b_access access level of checker in Access Report while he should have system_b_access access level as read-only according to the access matrix.', 'system_c_access': 'user has actual access level of read-only which is matching his system_c_access level in access matrix.'}}, 'USER022': {'review_results': {'system_a_access': 'user has system_a_access access level of read-only in Access Report while he is unauthorized to have access to system_a_access according to access matrix.', 'system_b_access': 'user has system_b_access access level of maker in Access Report while he is unauthorized to have access to system_b_access according to access matrix.', 'system_c_access': 'user has system_c_access access level of maker in Access Report while he is unauthorized to have access to system_c_access according to access matrix.'}}, 'USER016': {'review_results': {'system_a_access': 'user has actual access level of ma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checker which is matching his system_c_access level in access matrix.'}}, 'USER017': {'review_results': {'system_a_access': 'user has actual system_a_access access level of maker in Access Report while he should have system_a_access access level as checker according to the access matrix.', 'system_b_access': 'user has actual access level of maker which is matching his system_b_access level in access matrix.', 'system_c_access': 'user has actual access level of read-only which is matching his system_c_access level in access matrix.'}}, 'USER018': {'review_results': <text:soft-page-break/>{'system_a_access': 'user has actual access level of read-only which is matching his system_a_access level in access matrix.', 'system_b_access': 'user has actual access level of read-only which is matching his system_b_access level in access matrix.', 'system_c_access': 'user has actual access level of maker which is matching his system_c_access level in access matrix.'}}, 'USER023': {'review_results': {'system_a_access': 'user has system_a_access access level of maker in Access Report while he is unauthorized to have access to system_a_access according to access matrix.', 'system_b_access': 'user has system_b_access access level of checker in Access Report while he is unauthorized to have access to system_b_access according to access matrix.', 'system_c_access': 'user has system_c_access access level of read-only in Access Report while he is unauthorized to have access to system_c_access according to access matrix.'}}, 'USER024': {'review_results': {'system_a_access': 'user has system_a_access access level of checker in Access Report while he is unauthorized to have access to system_a_access according to access matrix.', 'system_b_access': 'user has system_b_access access level of maker in Access Report while he is unauthorized to have access to system_b_access according to access matrix.', 'system_c_access': 'user has system_c_access access level of maker in Access Report while he is unauthorized to have access to system_c_access according to access matrix.'}}}</text:p>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Final Answer:</text:span> </text:p>
      <text:p text:style-name="P2"># Access Review Findings</text:p>
      <text:p text:style-name="Preformatted_20_Text"/>
      <text:p text:style-name="P2">## Summary of Access Discrepancies</text:p>
      <text:p text:style-name="Preformatted_20_Text"/>
      <text:p text:style-name="P2">Below is a detailed report of access discrepancies identified during the review of system access levels against the authorized access matrix.</text:p>
      <text:p text:style-name="Preformatted_20_Text"/>
      <text:p text:style-name="P2">---</text:p>
      <text:p text:style-name="Preformatted_20_Text"/>
      <text:p text:style-name="P2">### **USER001**</text:p>
      <text:p text:style-name="P2">- **System A Access**: Compliant (Actual: Maker, Expected: Maker)</text:p>
      <text:p text:style-name="P2">- **System B Access**: Non-Compliant (Actual: Maker, Expected: Checker)</text:p>
      <text:p text:style-name="P2">- **System C Access**: Compliant (Actual: Read-Only, Expected: Read-Only)</text:p>
      <text:p text:style-name="Preformatted_20_Text"/>
      <text:p text:style-name="P2">---</text:p>
      <text:p text:style-name="Preformatted_20_Text"/>
      <text:p text:style-name="P2">### **USER002**</text:p>
      <text:p text:style-name="P2">- **System A Access**: Compliant (Actual: Checker, Expected: Checker)</text:p>
      <text:p text:style-name="P2">- **System B Access**: Non-Compliant (Actual: Maker, Expected: Read-Only)</text:p>
      <text:p text:style-name="P2">- **System C Access**: Compliant (Actual: Maker, Expected: Maker)</text:p>
      <text:p text:style-name="Preformatted_20_Text"/>
      <text:p text:style-name="P2">---</text:p>
      <text:p text:style-name="Preformatted_20_Text"/>
      <text:p text:style-name="P2">### **USER003**</text:p>
      <text:p text:style-name="P2">- **System A Access**: Non-Compliant (Actual: Maker, Expected: Read-Only)</text:p>
      <text:p text:style-name="P2">- **System B Access**: Compliant (Actual: Maker, Expected: Maker)</text:p>
      <text:p text:style-name="P2">- **System C Access**: Compliant (Actual: Checker, Expected: Checker)</text:p>
      <text:p text:style-name="Preformatted_20_Text"/>
      <text:p text:style-name="P2">---</text:p>
      <text:p text:style-name="Preformatted_20_Text"/>
      <text:p text:style-name="P2">### **USER004**</text:p>
      <text:p text:style-name="P2">- **System A Access**: Compliant (Actual: Maker, Expected: Maker)</text:p>
      <text:p text:style-name="P2">- **System B Access**: Compliant (Actual: Maker, Expected: Maker)</text:p>
      <text:p text:style-name="P2">- **System C Access**: Compliant (Actual: Maker, Expected: Maker)</text:p>
      <text:p text:style-name="Preformatted_20_Text"/>
      <text:p text:style-name="P2">---</text:p>
      <text:p text:style-name="Preformatted_20_Text"/>
      <text:p text:style-name="P2">### **USER005**</text:p>
      <text:p text:style-name="P2">- **System A Access**: Compliant (Actual: Checker, Expected: Checker)</text:p>
      <text:p text:style-name="P2">- **System B Access**: Non-Compliant (Actual: Maker, Expected: Checker)</text:p>
      <text:p text:style-name="P2"><text:soft-page-break/>- **System C Access**: Compliant (Actual: Checker, Expected: Checker)</text:p>
      <text:p text:style-name="Preformatted_20_Text"/>
      <text:p text:style-name="P2">---</text:p>
      <text:p text:style-name="Preformatted_20_Text"/>
      <text:p text:style-name="P2">### **USER006**</text:p>
      <text:p text:style-name="P2">- **System A Access**: Compliant (Actual: Read-Only, Expected: Read-Only)</text:p>
      <text:p text:style-name="P2">- **System B Access**: Compliant (Actual: Read-Only, Expected: Read-Only)</text:p>
      <text:p text:style-name="P2">- **System C Access**: Non-Compliant (Actual: Maker, Expected: Read-Only)</text:p>
      <text:p text:style-name="Preformatted_20_Text"/>
      <text:p text:style-name="P2">---</text:p>
      <text:p text:style-name="Preformatted_20_Text"/>
      <text:p text:style-name="P2">### **USER007**</text:p>
      <text:p text:style-name="P2">- **System A Access**: Compliant (Actual: Maker, Expected: Maker)</text:p>
      <text:p text:style-name="P2">- **System B Access**: Compliant (Actual: Checker, Expected: Checker)</text:p>
      <text:p text:style-name="P2">- **System C Access**: Compliant (Actual: Maker, Expected: Maker)</text:p>
      <text:p text:style-name="Preformatted_20_Text"/>
      <text:p text:style-name="P2">---</text:p>
      <text:p text:style-name="Preformatted_20_Text"/>
      <text:p text:style-name="P2">### **USER008**</text:p>
      <text:p text:style-name="P2">- **System A Access**: Compliant (Actual: Checker, Expected: Checker)</text:p>
      <text:p text:style-name="P2">- **System B Access**: Compliant (Actual: Maker, Expected: Maker)</text:p>
      <text:p text:style-name="P2">- **System C Access**: Non-Compliant (Actual: Read-Only, Expected: Checker)</text:p>
      <text:p text:style-name="Preformatted_20_Text"/>
      <text:p text:style-name="P2">---</text:p>
      <text:p text:style-name="Preformatted_20_Text"/>
      <text:p text:style-name="P2">### **USER009**</text:p>
      <text:p text:style-name="P2">- **System A Access**: Non-Compliant (Actual: Checker, Expected: Read-Only)</text:p>
      <text:p text:style-name="P2">- **System B Access**: Compliant (Actual: Checker, Expected: Checker)</text:p>
      <text:p text:style-name="P2">- **System C Access**: Compliant (Actual: Read-Only, Expected: Read-Only)</text:p>
      <text:p text:style-name="Preformatted_20_Text"/>
      <text:p text:style-name="P2">---</text:p>
      <text:p text:style-name="Preformatted_20_Text"/>
      <text:p text:style-name="P2">### **USER010**</text:p>
      <text:p text:style-name="P2">- **System A Access**: Compliant (Actual: Maker, Expected: Maker)</text:p>
      <text:p text:style-name="P2">- **System B Access**: Compliant (Actual: Read-Only, Expected: Read-Only)</text:p>
      <text:p text:style-name="P2">- **System C Access**: Non-Compliant (Actual: Maker, Expected: Checker)</text:p>
      <text:p text:style-name="Preformatted_20_Text"/>
      <text:p text:style-name="P2">---</text:p>
      <text:p text:style-name="Preformatted_20_Text"/>
      <text:p text:style-name="P2">### **USER021**</text:p>
      <text:p text:style-name="P2">- **System A Access**: Unauthorized Access (Actual: Maker, Expected: No Access)</text:p>
      <text:p text:style-name="P2">- **System B Access**: Unauthorized Access (Actual: Read-Only, Expected: No Access)</text:p>
      <text:p text:style-name="P2">- **System C Access**: Unauthorized Access (Actual: Checker, Expected: No Access)</text:p>
      <text:p text:style-name="Preformatted_20_Text"/>
      <text:p text:style-name="P2">---</text:p>
      <text:p text:style-name="Preformatted_20_Text"/>
      <text:p text:style-name="P2">### **USER012**</text:p>
      <text:p text:style-name="P2">- **System A Access**: Compliant (Actual: Read-Only, Expected: Read-Only)</text:p>
      <text:p text:style-name="P2">- **System B Access**: Non-Compliant (Actual: Maker, Expected: Checker)</text:p>
      <text:p text:style-name="P2">- **System C Access**: Compliant (Actual: Maker, Expected: Maker)</text:p>
      <text:p text:style-name="Preformatted_20_Text"/>
      <text:p text:style-name="P2">---</text:p>
      <text:p text:style-name="Preformatted_20_Text"/>
      <text:p text:style-name="P2">### **USER013**</text:p>
      <text:p text:style-name="P2">- **System A Access**: Compliant (Actual: Maker, Expected: Maker)</text:p>
      <text:p text:style-name="P2">- **System B Access**: Compliant (Actual: Maker, Expected: Maker)</text:p>
      <text:p text:style-name="P2">- **System C Access**: Compliant (Actual: Checker, Expected: Checker)</text:p>
      <text:p text:style-name="Preformatted_20_Text"/>
      <text:p text:style-name="P2">---</text:p>
      <text:p text:style-name="Preformatted_20_Text"/>
      <text:p text:style-name="P2">### **USER014**</text:p>
      <text:p text:style-name="P2">- **System A Access**: Compliant (Actual: Checker, Expected: Checker)</text:p>
      <text:p text:style-name="P2"><text:soft-page-break/>- **System B Access**: Non-Compliant (Actual: Checker, Expected: Read-Only)</text:p>
      <text:p text:style-name="P2">- **System C Access**: Compliant (Actual: Read-Only, Expected: Read-Only)</text:p>
      <text:p text:style-name="Preformatted_20_Text"/>
      <text:p text:style-name="P2">---</text:p>
      <text:p text:style-name="Preformatted_20_Text"/>
      <text:p text:style-name="P2">### **USER022**</text:p>
      <text:p text:style-name="P2">- **System A Access**: Unauthorized Access (Actual: Read-Only, Expected: No Access)</text:p>
      <text:p text:style-name="P2">- **System B Access**: Unauthorized Access (Actual: Maker, Expected: No Access)</text:p>
      <text:p text:style-name="P2">- **System C Access**: Unauthorized Access (Actual: Maker, Expected: No Access)</text:p>
      <text:p text:style-name="Preformatted_20_Text"/>
      <text:p text:style-name="P2">---</text:p>
      <text:p text:style-name="Preformatted_20_Text"/>
      <text:p text:style-name="P2">### **USER016**</text:p>
      <text:p text:style-name="P2">- **System A Access**: Compliant (Actual: Maker, Expected: Maker)</text:p>
      <text:p text:style-name="P2">- **System B Access**: Non-Compliant (Actual: Maker, Expected: Checker)</text:p>
      <text:p text:style-name="P2">- **System C Access**: Compliant (Actual: Checker, Expected: Checker)</text:p>
      <text:p text:style-name="Preformatted_20_Text"/>
      <text:p text:style-name="P2">---</text:p>
      <text:p text:style-name="Preformatted_20_Text"/>
      <text:p text:style-name="P2">### **USER017**</text:p>
      <text:p text:style-name="P2">- **System A Access**: Non-Compliant (Actual: Maker, Expected: Checker)</text:p>
      <text:p text:style-name="P2">- **System B Access**: Compliant (Actual: Maker, Expected: Maker)</text:p>
      <text:p text:style-name="P2">- **System C Access**: Compliant (Actual: Read-Only, Expected: Read-Only)</text:p>
      <text:p text:style-name="Preformatted_20_Text"/>
      <text:p text:style-name="P2">---</text:p>
      <text:p text:style-name="Preformatted_20_Text"/>
      <text:p text:style-name="P2">### **USER018**</text:p>
      <text:p text:style-name="P2">- **System A Access**: Compliant (Actual: Read-Only, Expected: Read-Only)</text:p>
      <text:p text:style-name="P2">- **System B Access**: Compliant (Actual: Read-Only, Expected: Read-Only)</text:p>
      <text:p text:style-name="P2">- **System C Access**: Compliant (Actual: Maker, Expected: Maker)</text:p>
      <text:p text:style-name="Preformatted_20_Text"/>
      <text:p text:style-name="P2">---</text:p>
      <text:p text:style-name="Preformatted_20_Text"/>
      <text:p text:style-name="P2">### **USER023**</text:p>
      <text:p text:style-name="P2">- **System A Access**: Unauthorized Access (Actual: Maker, Expected: No Access)</text:p>
      <text:p text:style-name="P2">- **System B Access**: Unauthorized Access (Actual: Checker, Expected: No Access)</text:p>
      <text:p text:style-name="P2">- **System C Access**: Unauthorized Access (Actual: Read-Only, Expected: No Access)</text:p>
      <text:p text:style-name="Preformatted_20_Text"/>
      <text:p text:style-name="P2">---</text:p>
      <text:p text:style-name="Preformatted_20_Text"/>
      <text:p text:style-name="P2">### **USER024**</text:p>
      <text:p text:style-name="P2">- **System A Access**: Unauthorized Access (Actual: Checker, Expected: No Access)</text:p>
      <text:p text:style-name="P2">- **System B Access**: Unauthorized Access (Actual: Maker, Expected: No Access)</text:p>
      <text:p text:style-name="P2">- **System C Access**: Unauthorized Access (Actual: Maker, Expected: No Access)</text:p>
      <text:p text:style-name="Preformatted_20_Text"/>
      <text:p text:style-name="P2">---</text:p>
      <text:p text:style-name="Preformatted_20_Text"/>
      <text:p text:style-name="P2">## **Key Observations**</text:p>
      <text:p text:style-name="P2">1. **Non-Compliant Access**: Several users have access levels that do not match the authorized access matrix. For example:</text:p>
      <text:p text:style-name="P2"><text:s text:c="3"/>- USER001 has "Maker" access to System B instead of "Checker."</text:p>
      <text:p text:style-name="P2"><text:s text:c="3"/>- USER003 has "Maker" access to System A instead of "Read-Only."</text:p>
      <text:p text:style-name="Preformatted_20_Text"/>
      <text:p text:style-name="P2">2. **Unauthorized Access**: Users USER021, USER022, USER023, and USER024 have access to systems they are not authorized to use.</text:p>
      <text:p text:style-name="Preformatted_20_Text"/>
      <text:p text:style-name="P2">3. **Compliant Access**: Many users have access levels that match the authorized access matrix, indicating proper access control for these cases.</text:p>
      <text:p text:style-name="Preformatted_20_Text"/>
      <text:p text:style-name="P2">---</text:p>
      <text:p text:style-name="Preformatted_20_Text"><text:soft-page-break/></text:p>
      <text:p text:style-name="P2">## **Recommendations**</text:p>
      <text:p text:style-name="P2">1. **Revoke Unauthorized Access**: Immediately revoke access for users with unauthorized access (USER021, USER022, USER023, USER024).</text:p>
      <text:p text:style-name="P2">2. **Adjust Non-Compliant Access**: Update access levels for users with non-compliant access to match the authorized access matrix.</text:p>
      <text:p text:style-name="P2">3. **Regular Audits**: Conduct regular access reviews to ensure ongoing compliance with the access matrix.</text:p>
      <text:p text:style-name="P2">4. **User Training**: Provide training to users and administrators on access control policies to prevent future discrepancies.</text:p>
      <text:p text:style-name="Preformatted_20_Text"/>
      <text:p text:style-name="P2">---</text:p>
      <text:p text:style-name="Preformatted_20_Text"/>
      <text:p text:style-name="P2">This report highlights critical access control issues that require immediate attention to ensure compliance and security.</text:p>
      <text:p text:style-name="P2">```</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Task:</text:span> <text:span text:style-name="T1">Analyze transaction approvals against authorized limits</text:span></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1: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2: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3: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1"><text:soft-page-break/>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4: litellm.APIError: APIError: DeepseekException - Unable to get json response - Expecting value: line 1 column 1 (char 0), Original Response: </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Using tool:</text:span> <text:span text:style-name="T1">transalimit_review_tool</text:span></text:p>
      <text:p text:style-name="Preformatted_20_Text"><text:span text:style-name="T4">## Tool Input:</text:span> </text:p>
      <text:p text:style-name="P2">"{}"</text:p>
      <text:p text:style-name="Preformatted_20_Text"><text:span text:style-name="T4">## Tool Output:</text:span> </text:p>
      <text:p text:style-name="P2">{'transaction_0': {'transaction_amount': 175000, 'transaction_date': '2024-01-15', 'approved_users': ['USER008'], 'Analysis_Result': 'Transaction Amount Exceed user Approval Level for USER008'}, 'transaction_1': {'transaction_amount': 150000, 'transaction_date': '2024-01-16', 'approved_users': ['USER004'], 'Analysis_Result': 'Transaction is approved within the single approval limit of USER004'}, 'transaction_2': {'transaction_amount': 2500000, 'transaction_date': '2024-01-17', 'approved_users': ['USER001', 'USER002'], 'Analysis_Result': "Transaction is approved within the joint approval limit of users ['USER001', 'USER002']"}, 'transaction_3': {'transaction_amount': 120000, 'transaction_date': '2024-01-18', 'approved_users': ['USER009'], 'Analysis_Result': 'Transaction Amount Exceed user Approval Level for USER009'}, 'transaction_4': {'transaction_amount': 3500000, 'transaction_date': '2024-01-19', 'approved_users': ['USER003', 'USER004'], 'Analysis_Result': "Transaction is approved within the joint approval limit of users ['USER003', 'USER004']"}, 'transaction_5': {'transaction_amount': 450000, 'transaction_date': '2024-01-20', 'approved_users': ['USER007'], 'Analysis_Result': 'Transaction is approved within the single approval limit of USER007'}, 'transaction_6': {'transaction_amount': 1500000, 'transaction_date': '2024-01-21', 'approved_users': ['USER002', 'USER003'], 'Analysis_Result': "Transaction is approved within the joint approval limit of users ['USER002', 'USER003']"}, 'transaction_7': {'transaction_amount': 800000, 'transaction_date': '2024-01-22', 'approved_users': ['USER010'], 'Analysis_Result': 'Transaction Amount Exceed user Approval Level for USER010'}, 'transaction_8': {'transaction_amount': 4000000, 'transaction_date': '2024-01-23', 'approved_users': ['USER001', 'USER002', 'USER003'], 'Analysis_Result': "Transaction is approved within the joint approval limit of users ['USER001', 'USER002', 'USER003']"}, 'transaction_9': {'transaction_amount': 600000, 'transaction_date': '2024-01-24', 'approved_users': ['USER005'], 'Analysis_Result': 'Transaction Amount Exceed user Approval Level for USER005'}, 'transaction_10': {'transaction_amount': 2800000, 'transaction_date': '2024-01-25', 'approved_users': ['USER001', 'USER004'], 'Analysis_Result': "Transaction is approved within the joint approval limit of users ['USER001', 'USER004']"}, 'transaction_11': {'transaction_amount': 95000, 'transaction_date': '2024-01-26', 'approved_users': ['USER008'], 'Analysis_Result': 'Transaction is approved within the single approval limit of USER008'}, 'transaction_12': {'transaction_amount': 3200000, 'transaction_date': '2024-01-27', 'approved_users': ['USER002', 'USER003'], 'Analysis_Result': "Transaction is approved within the joint approval limit of users ['USER002', 'USER003']"}, 'transaction_13': {'transaction_amount': 175000, 'transaction_date': '2024-01-28', 'approved_users': ['USER006'], 'Analysis_Result': 'Transaction is approved within the single approval limit of USER006'}, 'transaction_14': {'transaction_amount': 5500000, 'transaction_date': '2024-01-29', 'approved_users': ['USER001', 'USER002', 'USER003'], 'Analysis_Result': "Transaction Amount Exceed the joint Approval Level of users ['USER001', 'USER002', 'USER003']"}}</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oft-page-break/><text:span text:style-name="T4">## Final Answer:</text:span> </text:p>
      <text:p text:style-name="P2"># Transaction Limit Compliance Report</text:p>
      <text:p text:style-name="Preformatted_20_Text"/>
      <text:p text:style-name="P2">## Summary of Transaction Limit Findings</text:p>
      <text:p text:style-name="Preformatted_20_Text"/>
      <text:p text:style-name="P2">Below is a detailed report of transaction approvals analyzed against authorized limits. The analysis identifies transactions that comply with single or joint approval limits and those that exceed authorized limits.</text:p>
      <text:p text:style-name="Preformatted_20_Text"/>
      <text:p text:style-name="P2">---</text:p>
      <text:p text:style-name="Preformatted_20_Text"/>
      <text:p text:style-name="P2">### **Transaction 0**</text:p>
      <text:p text:style-name="P2">- **Transaction Amount**: 175,000</text:p>
      <text:p text:style-name="P2">- **Transaction Date**: 2024-01-15</text:p>
      <text:p text:style-name="P2">- **Approved Users**: USER008</text:p>
      <text:p text:style-name="P2">- **Analysis Result**: Transaction Amount Exceeds User Approval Level for USER008</text:p>
      <text:p text:style-name="Preformatted_20_Text"/>
      <text:p text:style-name="P2">---</text:p>
      <text:p text:style-name="Preformatted_20_Text"/>
      <text:p text:style-name="P2">### **Transaction 1**</text:p>
      <text:p text:style-name="P2">- **Transaction Amount**: 150,000</text:p>
      <text:p text:style-name="P2">- **Transaction Date**: 2024-01-16</text:p>
      <text:p text:style-name="P2">- **Approved Users**: USER004</text:p>
      <text:p text:style-name="P2">- **Analysis Result**: Transaction is approved within the single approval limit of USER004</text:p>
      <text:p text:style-name="Preformatted_20_Text"/>
      <text:p text:style-name="P2">---</text:p>
      <text:p text:style-name="Preformatted_20_Text"/>
      <text:p text:style-name="P2">### **Transaction 2**</text:p>
      <text:p text:style-name="P2">- **Transaction Amount**: 2,500,000</text:p>
      <text:p text:style-name="P2">- **Transaction Date**: 2024-01-17</text:p>
      <text:p text:style-name="P2">- **Approved Users**: USER001, USER002</text:p>
      <text:p text:style-name="P2">- **Analysis Result**: Transaction is approved within the joint approval limit of users [USER001, USER002]</text:p>
      <text:p text:style-name="Preformatted_20_Text"/>
      <text:p text:style-name="P2">---</text:p>
      <text:p text:style-name="Preformatted_20_Text"/>
      <text:p text:style-name="P2">### **Transaction 3**</text:p>
      <text:p text:style-name="P2">- **Transaction Amount**: 120,000</text:p>
      <text:p text:style-name="P2">- **Transaction Date**: 2024-01-18</text:p>
      <text:p text:style-name="P2">- **Approved Users**: USER009</text:p>
      <text:p text:style-name="P2">- **Analysis Result**: Transaction Amount Exceeds User Approval Level for USER009</text:p>
      <text:p text:style-name="Preformatted_20_Text"/>
      <text:p text:style-name="P2">---</text:p>
      <text:p text:style-name="Preformatted_20_Text"/>
      <text:p text:style-name="P2">### **Transaction 4**</text:p>
      <text:p text:style-name="P2">- **Transaction Amount**: 3,500,000</text:p>
      <text:p text:style-name="P2">- **Transaction Date**: 2024-01-19</text:p>
      <text:p text:style-name="P2">- **Approved Users**: USER003, USER004</text:p>
      <text:p text:style-name="P2">- **Analysis Result**: Transaction is approved within the joint approval limit of users [USER003, USER004]</text:p>
      <text:p text:style-name="Preformatted_20_Text"/>
      <text:p text:style-name="P2">---</text:p>
      <text:p text:style-name="Preformatted_20_Text"/>
      <text:p text:style-name="P2">### **Transaction 5**</text:p>
      <text:p text:style-name="P2">- **Transaction Amount**: 450,000</text:p>
      <text:p text:style-name="P2">- **Transaction Date**: 2024-01-20</text:p>
      <text:p text:style-name="P2">- **Approved Users**: USER007</text:p>
      <text:p text:style-name="P2">- **Analysis Result**: Transaction is approved within the single approval limit of USER007</text:p>
      <text:p text:style-name="Preformatted_20_Text"/>
      <text:p text:style-name="P2">---</text:p>
      <text:p text:style-name="Preformatted_20_Text"><text:soft-page-break/></text:p>
      <text:p text:style-name="P2">### **Transaction 6**</text:p>
      <text:p text:style-name="P2">- **Transaction Amount**: 1,500,000</text:p>
      <text:p text:style-name="P2">- **Transaction Date**: 2024-01-21</text:p>
      <text:p text:style-name="P2">- **Approved Users**: USER002, USER003</text:p>
      <text:p text:style-name="P2">- **Analysis Result**: Transaction is approved within the joint approval limit of users [USER002, USER003]</text:p>
      <text:p text:style-name="Preformatted_20_Text"/>
      <text:p text:style-name="P2">---</text:p>
      <text:p text:style-name="Preformatted_20_Text"/>
      <text:p text:style-name="P2">### **Transaction 7**</text:p>
      <text:p text:style-name="P2">- **Transaction Amount**: 800,000</text:p>
      <text:p text:style-name="P2">- **Transaction Date**: 2024-01-22</text:p>
      <text:p text:style-name="P2">- **Approved Users**: USER010</text:p>
      <text:p text:style-name="P2">- **Analysis Result**: Transaction Amount Exceeds User Approval Level for USER010</text:p>
      <text:p text:style-name="Preformatted_20_Text"/>
      <text:p text:style-name="P2">---</text:p>
      <text:p text:style-name="Preformatted_20_Text"/>
      <text:p text:style-name="P2">### **Transaction 8**</text:p>
      <text:p text:style-name="P2">- **Transaction Amount**: 4,000,000</text:p>
      <text:p text:style-name="P2">- **Transaction Date**: 2024-01-23</text:p>
      <text:p text:style-name="P2">- **Approved Users**: USER001, USER002, USER003</text:p>
      <text:p text:style-name="P2">- **Analysis Result**: Transaction is approved within the joint approval limit of users [USER001, USER002, USER003]</text:p>
      <text:p text:style-name="Preformatted_20_Text"/>
      <text:p text:style-name="P2">---</text:p>
      <text:p text:style-name="Preformatted_20_Text"/>
      <text:p text:style-name="P2">### **Transaction 9**</text:p>
      <text:p text:style-name="P2">- **Transaction Amount**: 600,000</text:p>
      <text:p text:style-name="P2">- **Transaction Date**: 2024-01-24</text:p>
      <text:p text:style-name="P2">- **Approved Users**: USER005</text:p>
      <text:p text:style-name="P2">- **Analysis Result**: Transaction Amount Exceeds User Approval Level for USER005</text:p>
      <text:p text:style-name="Preformatted_20_Text"/>
      <text:p text:style-name="P2">---</text:p>
      <text:p text:style-name="Preformatted_20_Text"/>
      <text:p text:style-name="P2">### **Transaction 10**</text:p>
      <text:p text:style-name="P2">- **Transaction Amount**: 2,800,000</text:p>
      <text:p text:style-name="P2">- **Transaction Date**: 2024-01-25</text:p>
      <text:p text:style-name="P2">- **Approved Users**: USER001, USER004</text:p>
      <text:p text:style-name="P2">- **Analysis Result**: Transaction is approved within the joint approval limit of users [USER001, USER004]</text:p>
      <text:p text:style-name="Preformatted_20_Text"/>
      <text:p text:style-name="P2">---</text:p>
      <text:p text:style-name="Preformatted_20_Text"/>
      <text:p text:style-name="P2">### **Transaction 11**</text:p>
      <text:p text:style-name="P2">- **Transaction Amount**: 95,000</text:p>
      <text:p text:style-name="P2">- **Transaction Date**: 2024-01-26</text:p>
      <text:p text:style-name="P2">- **Approved Users**: USER008</text:p>
      <text:p text:style-name="P2">- **Analysis Result**: Transaction is approved within the single approval limit of USER008</text:p>
      <text:p text:style-name="Preformatted_20_Text"/>
      <text:p text:style-name="P2">---</text:p>
      <text:p text:style-name="Preformatted_20_Text"/>
      <text:p text:style-name="P2">### **Transaction 12**</text:p>
      <text:p text:style-name="P2">- **Transaction Amount**: 3,200,000</text:p>
      <text:p text:style-name="P2">- **Transaction Date**: 2024-01-27</text:p>
      <text:p text:style-name="P2">- **Approved Users**: USER002, USER003</text:p>
      <text:p text:style-name="P2">- **Analysis Result**: Transaction is approved within the joint approval limit of users [USER002, USER003]</text:p>
      <text:p text:style-name="Preformatted_20_Text"/>
      <text:p text:style-name="P2">---</text:p>
      <text:p text:style-name="Preformatted_20_Text"/>
      <text:p text:style-name="P2"><text:soft-page-break/>### **Transaction 13**</text:p>
      <text:p text:style-name="P2">- **Transaction Amount**: 175,000</text:p>
      <text:p text:style-name="P2">- **Transaction Date**: 2024-01-28</text:p>
      <text:p text:style-name="P2">- **Approved Users**: USER006</text:p>
      <text:p text:style-name="P2">- **Analysis Result**: Transaction is approved within the single approval limit of USER006</text:p>
      <text:p text:style-name="Preformatted_20_Text"/>
      <text:p text:style-name="P2">---</text:p>
      <text:p text:style-name="Preformatted_20_Text"/>
      <text:p text:style-name="P2">### **Transaction 14**</text:p>
      <text:p text:style-name="P2">- **Transaction Amount**: 5,500,000</text:p>
      <text:p text:style-name="P2">- **Transaction Date**: 2024-01-29</text:p>
      <text:p text:style-name="P2">- **Approved Users**: USER001, USER002, USER003</text:p>
      <text:p text:style-name="P2">- **Analysis Result**: Transaction Amount Exceeds the Joint Approval Level of users [USER001, USER002, USER003]</text:p>
      <text:p text:style-name="Preformatted_20_Text"/>
      <text:p text:style-name="P2">---</text:p>
      <text:p text:style-name="Preformatted_20_Text"/>
      <text:p text:style-name="P2">## **Key Observations**</text:p>
      <text:p text:style-name="P2">1. **Limit Violations**: Several transactions exceed the authorized approval limits for specific users. For example:</text:p>
      <text:p text:style-name="P2"><text:s text:c="3"/>- Transaction 0 exceeds USER008's approval limit.</text:p>
      <text:p text:style-name="P2"><text:s text:c="3"/>- Transaction 3 exceeds USER009's approval limit.</text:p>
      <text:p text:style-name="P2"><text:s text:c="3"/>- Transaction 14 exceeds the joint approval limit for USER001, USER002, and USER003.</text:p>
      <text:p text:style-name="Preformatted_20_Text"/>
      <text:p text:style-name="P2">2. **Compliant Transactions**: Many transactions are approved within the authorized limits, indicating proper compliance for these cases.</text:p>
      <text:p text:style-name="Preformatted_20_Text"/>
      <text:p text:style-name="P2">---</text:p>
      <text:p text:style-name="Preformatted_20_Text"/>
      <text:p text:style-name="P2">## **Recommendations**</text:p>
      <text:p text:style-name="P2">1. **Review and Adjust Limits**: Investigate and adjust the approval limits for users with repeated violations (e.g., USER008, USER009, USER010).</text:p>
      <text:p text:style-name="P2">2. **Reject Non-Compliant Transactions**: Ensure transactions exceeding limits are flagged and rejected until proper approvals are obtained.</text:p>
      <text:p text:style-name="P2">3. **Training and Awareness**: Provide training to users on approval limits and compliance requirements.</text:p>
      <text:p text:style-name="P2">4. **Regular Audits**: Conduct periodic reviews of transaction approvals to ensure ongoing compliance with authorized limits.</text:p>
      <text:p text:style-name="Preformatted_20_Text"/>
      <text:p text:style-name="P2">---</text:p>
      <text:p text:style-name="Preformatted_20_Text"/>
      <text:p text:style-name="P2">This report highlights critical transaction limit compliance issues that require immediate attention to ensure adherence to financial policies and controls.</text:p>
      <text:p text:style-name="P2">```</text:p>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Task:</text:span> <text:span text:style-name="T1">Verify change management compliance and identify potential process violations</text:span></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1: litellm.APIError: APIError: DeepseekException - Unable to get json response - Expecting value: line 1 column 1 (char 0), Original Response: </text:p>
      <text:p text:style-name="Preformatted_20_Text"><text:soft-page-break/></text:p>
      <text:p text:style-name="Preformatted_20_Text"/>
      <text:p text:style-name="Preformatted_20_Text">LiteLLM.Info: If you need to debug this error, use `litellm._turn_on_debug()'.</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2: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3: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4: litellm.APIError: APIError: DeepseekException - Unable to get json response - Expecting value: line 1 column 1 (char 0), Original Response: </text:p>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Using tool:</text:span> <text:span text:style-name="T1">change_management_verification_tool</text:span></text:p>
      <text:p text:style-name="Preformatted_20_Text"><text:span text:style-name="T4">## Tool Input:</text:span> </text:p>
      <text:p text:style-name="P2">"{}"</text:p>
      <text:p text:style-name="Preformatted_20_Text"><text:span text:style-name="T4">## Tool Output:</text:span> </text:p>
      <text:p text:style-name="P2">[{'date_time': '2024-01-14 09:30:00', 'component_modified': 'UserAccessModule', 'modified_by_user': 'USER001', 'Verification_Results': 'Audit trail record date is found with the authorized user: USER001; however - it might be a change management violation as there were no change tickets found that satisfy the change management SLA.'}, {'date_time': '2024-01-15 04:20:00', 'component_modified': 'SecuritySettings', 'modified_by_user': 'USER004', 'Verification_Results': 'Audit trail record date is found with the authorized user: USER004; however - it might be a change management violation as there were no change tickets found that satisfy the change management SLA.'}, {'date_time': '2024-01-19 11:45:00', 'component_modified': 'DatabaseConfig', 'modified_by_user': 'USER002', 'Verification_Results': 'Audit trail record relies on change ticket: CHG003 and was carried out by the authorized user: USER002'}, {'date_time': '2024-01-16 18:30:00', 'component_modified': 'NetworkSettings', 'modified_by_user': 'USER007', 'Verification_Results': 'Audit trail record relies on change ticket: CHG004 and was carried out by the authorized user: USER007'}, {'date_time': '2024-01-17 11:15:00', 'component_modified': 'APIEndpoints', 'modified_by_user': 'USER003', 'Verification_Results': 'Audit trail record relies on change ticket: CHG005 and <text:soft-page-break/>was carried out by the authorized user: USER003'}, {'date_time': '2024-01-17 17:40:00', 'component_modified': 'LoggingSystem', 'modified_by_user': 'USER005', 'Verification_Results': 'Audit trail record relies on change ticket: CHG006 and was carried out by the authorized user: USER005'}, {'date_time': '2024-10-18 09:00:00', 'component_modified': 'UserInterface', 'modified_by_user': 'USER008', 'Verification_Results': 'Audit trail record date is found with the authorized user: USER008; however - it might be a change management violation as there were no change tickets found that satisfy the change management SLA.'}, {'date_time': '2024-01-18 23:25:00', 'component_modified': 'BackupSystem', 'modified_by_user': 'USER006', 'Verification_Results': 'Audit trail record relies on change ticket: CHG008 and was carried out by the authorized user: USER006'}, {'date_time': '2024-02-19 11:30:00', 'component_modified': 'AuthModule', 'modified_by_user': 'USER001', 'Verification_Results': 'Audit trail record date is found with the authorized user: USER001; however - it might be a change management violation as there were no change tickets found that satisfy the change management SLA.'}, {'date_time': '2024-01-19 06:15:00', 'component_modified': 'ReportingEngine', 'modified_by_user': 'USER004', 'Verification_Results': 'Audit trail record date is found with the authorized user: USER004; however - it might be a change management violation as there were no change tickets found that satisfy the change management SLA.'}, {'date_time': '2024-01-20 11:45:00', 'component_modified': 'DataProcessor', 'modified_by_user': 'USER009', 'Verification_Results': 'Audit trail record date is found linked to change ticket: CHG011, however the change was carried out by the unauthorized user: USER009 - while it should have been carried out by: USER002'}, {'date_time': '2024-01-20 19:20:00', 'component_modified': 'SecurityModule', 'modified_by_user': 'USER002', 'Verification_Results': 'Audit trail record date is found linked to change ticket: CHG012, however the change was carried out by the unauthorized user: USER002 - while it should have been carried out by: USER005'}, {'date_time': '2024-01-21 10:15:00', 'component_modified': 'ConfigSettings', 'modified_by_user': 'USER005', 'Verification_Results': 'Audit trail record date is found linked to change ticket: CHG013, however the change was carried out by the unauthorized user: USER005 - while it should have been carried out by: USER007'}, {'date_time': '2024-01-21 19:50:00', 'component_modified': 'UserManagement', 'modified_by_user': 'USER003', 'Verification_Results': 'Audit trail record relies on change ticket: CHG014 and was carried out by the authorized user: USER003'}, {'date_time': '2024-01-29 10:30:00', 'component_modified': 'APIGateway', 'modified_by_user': 'USER007', 'Verification_Results': 'Could not find any change ticket that is related to this audit trail record.'}, {'date_time': '2024-01-22 15:45:00', 'component_modified': 'DatabaseIndex', 'modified_by_user': 'USER001', 'Verification_Results': 'Could not find any change ticket that is related to this audit trail record.'}, {'date_time': '2024-01-23 09:45:00', 'component_modified': 'AccessControl', 'modified_by_user': 'USER006', 'Verification_Results': 'Could not find any change ticket that is related to this audit trail record.'}, {'date_time': '2024-01-23 14:30:00', 'component_modified': 'SystemCore', 'modified_by_user': 'USER004', 'Verification_Results': 'Could not find any change ticket that is related to this audit trail record.'}, {'date_time': '2024-01-24 11:00:00', 'component_modified': 'LogAnalyzer', 'modified_by_user': 'USER008', 'Verification_Results': 'Could not find any change ticket that is related to this audit trail record.'}, {'date_time': '2024-01-24 16:00:00', 'component_modified': 'WebService', 'modified_by_user': 'USER002', 'Verification_Results': 'Could not find any change ticket that is related to this audit trail record.'}]</text:p>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Final Answer:</text:span> </text:p>
      <text:p text:style-name="P2"># Change Management Audit Findings</text:p>
      <text:p text:style-name="Preformatted_20_Text"/>
      <text:p text:style-name="P2">## Summary of Change Management Findings</text:p>
      <text:p text:style-name="Preformatted_20_Text"/>
      <text:p text:style-name="P2"><text:soft-page-break/>Below is a detailed report of audit trail records analyzed against change tickets and change management SLAs. The analysis identifies compliant changes and those that violate change management policies.</text:p>
      <text:p text:style-name="Preformatted_20_Text"/>
      <text:p text:style-name="P2">---</text:p>
      <text:p text:style-name="Preformatted_20_Text"/>
      <text:p text:style-name="P2">### **Audit Record 0**</text:p>
      <text:p text:style-name="P2">- **Date and Time**: 2024-01-14 09:30:00</text:p>
      <text:p text:style-name="P2">- **Component Modified**: UserAccessModule</text:p>
      <text:p text:style-name="P2">- **Modified By User**: USER001</text:p>
      <text:p text:style-name="P2">- **Analysis Result**: Audit trail record date is found with the authorized user: USER001; however - it might be a change management violation as there were no change tickets found that satisfy the change management SLA.</text:p>
      <text:p text:style-name="Preformatted_20_Text"/>
      <text:p text:style-name="P2">---</text:p>
      <text:p text:style-name="Preformatted_20_Text"/>
      <text:p text:style-name="P2">### **Audit Record 1**</text:p>
      <text:p text:style-name="P2">- **Date and Time**: 2024-01-15 04:20:00</text:p>
      <text:p text:style-name="P2">- **Component Modified**: SecuritySettings</text:p>
      <text:p text:style-name="P2">- **Modified By User**: USER004</text:p>
      <text:p text:style-name="P2">- **Analysis Result**: Audit trail record date is found with the authorized user: USER004; however - it might be a change management violation as there were no change tickets found that satisfy the change management SLA.</text:p>
      <text:p text:style-name="Preformatted_20_Text"/>
      <text:p text:style-name="P2">---</text:p>
      <text:p text:style-name="Preformatted_20_Text"/>
      <text:p text:style-name="P2">### **Audit Record 2**</text:p>
      <text:p text:style-name="P2">- **Date and Time**: 2024-01-19 11:45:00</text:p>
      <text:p text:style-name="P2">- **Component Modified**: DatabaseConfig</text:p>
      <text:p text:style-name="P2">- **Modified By User**: USER002</text:p>
      <text:p text:style-name="P2">- **Analysis Result**: Audit trail record relies on change ticket: CHG003 and was carried out by the authorized user: USER002.</text:p>
      <text:p text:style-name="Preformatted_20_Text"/>
      <text:p text:style-name="P2">---</text:p>
      <text:p text:style-name="Preformatted_20_Text"/>
      <text:p text:style-name="P2">### **Audit Record 3**</text:p>
      <text:p text:style-name="P2">- **Date and Time**: 2024-01-16 18:30:00</text:p>
      <text:p text:style-name="P2">- **Component Modified**: NetworkSettings</text:p>
      <text:p text:style-name="P2">- **Modified By User**: USER007</text:p>
      <text:p text:style-name="P2">- **Analysis Result**: Audit trail record relies on change ticket: CHG004 and was carried out by the authorized user: USER007.</text:p>
      <text:p text:style-name="Preformatted_20_Text"/>
      <text:p text:style-name="P2">---</text:p>
      <text:p text:style-name="Preformatted_20_Text"/>
      <text:p text:style-name="P2">### **Audit Record 4**</text:p>
      <text:p text:style-name="P2">- **Date and Time**: 2024-01-17 11:15:00</text:p>
      <text:p text:style-name="P2">- **Component Modified**: APIEndpoints</text:p>
      <text:p text:style-name="P2">- **Modified By User**: USER003</text:p>
      <text:p text:style-name="P2">- **Analysis Result**: Audit trail record relies on change ticket: CHG005 and was carried out by the authorized user: USER003.</text:p>
      <text:p text:style-name="Preformatted_20_Text"/>
      <text:p text:style-name="P2">---</text:p>
      <text:p text:style-name="Preformatted_20_Text"/>
      <text:p text:style-name="P2">### **Audit Record 5**</text:p>
      <text:p text:style-name="P2">- **Date and Time**: 2024-01-17 17:40:00</text:p>
      <text:p text:style-name="P2">- **Component Modified**: LoggingSystem</text:p>
      <text:p text:style-name="P2">- **Modified By User**: USER005</text:p>
      <text:p text:style-name="P2">- **Analysis Result**: Audit trail record relies on change ticket: CHG006 and was carried out by the authorized user: USER005.</text:p>
      <text:p text:style-name="Preformatted_20_Text"/>
      <text:p text:style-name="P2">---</text:p>
      <text:p text:style-name="Preformatted_20_Text"/>
      <text:p text:style-name="P2">### **Audit Record 6**</text:p>
      <text:p text:style-name="P2">- **Date and Time**: 2024-10-18 09:00:00</text:p>
      <text:p text:style-name="P2"><text:soft-page-break/>- **Component Modified**: UserInterface</text:p>
      <text:p text:style-name="P2">- **Modified By User**: USER008</text:p>
      <text:p text:style-name="P2">- **Analysis Result**: Audit trail record date is found with the authorized user: USER008; however - it might be a change management violation as there were no change tickets found that satisfy the change management SLA.</text:p>
      <text:p text:style-name="Preformatted_20_Text"/>
      <text:p text:style-name="P2">---</text:p>
      <text:p text:style-name="Preformatted_20_Text"/>
      <text:p text:style-name="P2">### **Audit Record 7**</text:p>
      <text:p text:style-name="P2">- **Date and Time**: 2024-01-18 23:25:00</text:p>
      <text:p text:style-name="P2">- **Component Modified**: BackupSystem</text:p>
      <text:p text:style-name="P2">- **Modified By User**: USER006</text:p>
      <text:p text:style-name="P2">- **Analysis Result**: Audit trail record relies on change ticket: CHG008 and was carried out by the authorized user: USER006.</text:p>
      <text:p text:style-name="Preformatted_20_Text"/>
      <text:p text:style-name="P2">---</text:p>
      <text:p text:style-name="Preformatted_20_Text"/>
      <text:p text:style-name="P2">### **Audit Record 8**</text:p>
      <text:p text:style-name="P2">- **Date and Time**: 2024-02-19 11:30:00</text:p>
      <text:p text:style-name="P2">- **Component Modified**: AuthModule</text:p>
      <text:p text:style-name="P2">- **Modified By User**: USER001</text:p>
      <text:p text:style-name="P2">- **Analysis Result**: Audit trail record date is found with the authorized user: USER001; however - it might be a change management violation as there were no change tickets found that satisfy the change management SLA.</text:p>
      <text:p text:style-name="Preformatted_20_Text"/>
      <text:p text:style-name="P2">---</text:p>
      <text:p text:style-name="Preformatted_20_Text"/>
      <text:p text:style-name="P2">### **Audit Record 9**</text:p>
      <text:p text:style-name="P2">- **Date and Time**: 2024-01-19 06:15:00</text:p>
      <text:p text:style-name="P2">- **Component Modified**: ReportingEngine</text:p>
      <text:p text:style-name="P2">- **Modified By User**: USER004</text:p>
      <text:p text:style-name="P2">- **Analysis Result**: Audit trail record date is found with the authorized user: USER004; however - it might be a change management violation as there were no change tickets found that satisfy the change management SLA.</text:p>
      <text:p text:style-name="Preformatted_20_Text"/>
      <text:p text:style-name="P2">---</text:p>
      <text:p text:style-name="Preformatted_20_Text"/>
      <text:p text:style-name="P2">### **Audit Record 10**</text:p>
      <text:p text:style-name="P2">- **Date and Time**: 2024-01-20 11:45:00</text:p>
      <text:p text:style-name="P2">- **Component Modified**: DataProcessor</text:p>
      <text:p text:style-name="P2">- **Modified By User**: USER009</text:p>
      <text:p text:style-name="P2">- **Analysis Result**: Audit trail record date is found linked to change ticket: CHG011, however the change was carried out by the unauthorized user: USER009 - while it should have been carried out by: USER002.</text:p>
      <text:p text:style-name="Preformatted_20_Text"/>
      <text:p text:style-name="P2">---</text:p>
      <text:p text:style-name="Preformatted_20_Text"/>
      <text:p text:style-name="P2">### **Audit Record 11**</text:p>
      <text:p text:style-name="P2">- **Date and Time**: 2024-01-20 19:20:00</text:p>
      <text:p text:style-name="P2">- **Component Modified**: SecurityModule</text:p>
      <text:p text:style-name="P2">- **Modified By User**: USER002</text:p>
      <text:p text:style-name="P2">- **Analysis Result**: Audit trail record date is found linked to change ticket: CHG012, however the change was carried out by the unauthorized user: USER002 - while it should have been carried out by: USER005.</text:p>
      <text:p text:style-name="Preformatted_20_Text"/>
      <text:p text:style-name="P2">---</text:p>
      <text:p text:style-name="Preformatted_20_Text"/>
      <text:p text:style-name="P2">### **Audit Record 12**</text:p>
      <text:p text:style-name="P2">- **Date and Time**: 2024-01-21 10:15:00</text:p>
      <text:p text:style-name="P2">- **Component Modified**: ConfigSettings</text:p>
      <text:p text:style-name="P2">- **Modified By User**: USER005</text:p>
      <text:p text:style-name="P2">- **Analysis Result**: Audit trail record date is found linked to change ticket: CHG013, however the change was carried out by the unauthorized user: USER005 - while it should have been carried out by: USER007.</text:p>
      <text:p text:style-name="Preformatted_20_Text"><text:soft-page-break/></text:p>
      <text:p text:style-name="P2">---</text:p>
      <text:p text:style-name="Preformatted_20_Text"/>
      <text:p text:style-name="P2">### **Audit Record 13**</text:p>
      <text:p text:style-name="P2">- **Date and Time**: 2024-01-21 19:50:00</text:p>
      <text:p text:style-name="P2">- **Component Modified**: UserManagement</text:p>
      <text:p text:style-name="P2">- **Modified By User**: USER003</text:p>
      <text:p text:style-name="P2">- **Analysis Result**: Audit trail record relies on change ticket: CHG014 and was carried out by the authorized user: USER003.</text:p>
      <text:p text:style-name="Preformatted_20_Text"/>
      <text:p text:style-name="P2">---</text:p>
      <text:p text:style-name="Preformatted_20_Text"/>
      <text:p text:style-name="P2">### **Audit Record 14**</text:p>
      <text:p text:style-name="P2">- **Date and Time**: 2024-01-29 10:30:00</text:p>
      <text:p text:style-name="P2">- **Component Modified**: APIGateway</text:p>
      <text:p text:style-name="P2">- **Modified By User**: USER007</text:p>
      <text:p text:style-name="P2">- **Analysis Result**: Could not find any change ticket that is related to this audit trail record.</text:p>
      <text:p text:style-name="Preformatted_20_Text"/>
      <text:p text:style-name="P2">---</text:p>
      <text:p text:style-name="Preformatted_20_Text"/>
      <text:p text:style-name="P2">### **Audit Record 15**</text:p>
      <text:p text:style-name="P2">- **Date and Time**: 2024-01-22 15:45:00</text:p>
      <text:p text:style-name="P2">- **Component Modified**: DatabaseIndex</text:p>
      <text:p text:style-name="P2">- **Modified By User**: USER001</text:p>
      <text:p text:style-name="P2">- **Analysis Result**: Could not find any change ticket that is related to this audit trail record.</text:p>
      <text:p text:style-name="Preformatted_20_Text"/>
      <text:p text:style-name="P2">---</text:p>
      <text:p text:style-name="Preformatted_20_Text"/>
      <text:p text:style-name="P2">### **Audit Record 16**</text:p>
      <text:p text:style-name="P2">- **Date and Time**: 2024-01-23 09:45:00</text:p>
      <text:p text:style-name="P2">- **Component Modified**: AccessControl</text:p>
      <text:p text:style-name="P2">- **Modified By User**: USER006</text:p>
      <text:p text:style-name="P2">- **Analysis Result**: Could not find any change ticket that is related to this audit trail record.</text:p>
      <text:p text:style-name="Preformatted_20_Text"/>
      <text:p text:style-name="P2">---</text:p>
      <text:p text:style-name="Preformatted_20_Text"/>
      <text:p text:style-name="P2">### **Audit Record 17**</text:p>
      <text:p text:style-name="P2">- **Date and Time**: 2024-01-23 14:30:00</text:p>
      <text:p text:style-name="P2">- **Component Modified**: SystemCore</text:p>
      <text:p text:style-name="P2">- **Modified By User**: USER004</text:p>
      <text:p text:style-name="P2">- **Analysis Result**: Could not find any change ticket that is related to this audit trail record.</text:p>
      <text:p text:style-name="Preformatted_20_Text"/>
      <text:p text:style-name="P2">---</text:p>
      <text:p text:style-name="Preformatted_20_Text"/>
      <text:p text:style-name="P2">### **Audit Record 18**</text:p>
      <text:p text:style-name="P2">- **Date and Time**: 2024-01-24 11:00:00</text:p>
      <text:p text:style-name="P2">- **Component Modified**: LogAnalyzer</text:p>
      <text:p text:style-name="P2">- **Modified By User**: USER008</text:p>
      <text:p text:style-name="P2">- **Analysis Result**: Could not find any change ticket that is related to this audit trail record.</text:p>
      <text:p text:style-name="Preformatted_20_Text"/>
      <text:p text:style-name="P2">---</text:p>
      <text:p text:style-name="Preformatted_20_Text"/>
      <text:p text:style-name="P2">### **Audit Record 19**</text:p>
      <text:p text:style-name="P2">- **Date and Time**: 2024-01-24 16:00:00</text:p>
      <text:p text:style-name="P2">- **Component Modified**: WebService</text:p>
      <text:p text:style-name="P2">- **Modified By User**: USER002</text:p>
      <text:p text:style-name="P2">- **Analysis Result**: Could not find any change ticket that is related to this audit trail record.</text:p>
      <text:p text:style-name="Preformatted_20_Text"/>
      <text:p text:style-name="P2"><text:soft-page-break/>---</text:p>
      <text:p text:style-name="Preformatted_20_Text"/>
      <text:p text:style-name="P2">## **Key Observations**</text:p>
      <text:p text:style-name="P2">1. **Change Management Violations**: Several audit trail records do not have associated change tickets, indicating potential violations of change management policies. For example:</text:p>
      <text:p text:style-name="P2"><text:s text:c="3"/>- Audit Record 0, 1, 6, 8, 9, 14, 15, 16, 17, 18, and 19 do not have associated change tickets.</text:p>
      <text:p text:style-name="P2"><text:s text:c="3"/>- Audit Records 10, 11, and 12 were carried out by unauthorized users.</text:p>
      <text:p text:style-name="Preformatted_20_Text"/>
      <text:p text:style-name="P2">2. **Compliant Changes**: Many audit trail records are compliant with change management policies, indicating proper adherence to SLAs.</text:p>
      <text:p text:style-name="Preformatted_20_Text"/>
      <text:p text:style-name="P2">---</text:p>
      <text:p text:style-name="Preformatted_20_Text"/>
      <text:p text:style-name="P2">## **Recommendations**</text:p>
      <text:p text:style-name="P2">1. **Investigate Missing Change Tickets**: Investigate and resolve the missing change tickets for the identified audit trail records.</text:p>
      <text:p text:style-name="P2">2. **Reject Unauthorized Changes**: Ensure changes carried out by unauthorized users are flagged and corrected.</text:p>
      <text:p text:style-name="P2">3. **Training and Awareness**: Provide training to users on change management policies and compliance requirements.</text:p>
      <text:p text:style-name="P2">4. **Regular Audits**: Conduct periodic reviews of audit trail records to ensure ongoing compliance with change management policies.</text:p>
      <text:p text:style-name="Preformatted_20_Text"/>
      <text:p text:style-name="P2">---</text:p>
      <text:p text:style-name="Preformatted_20_Text"/>
      <text:p text:style-name="P2">This report highlights critical change management compliance issues that require immediate attention to ensure adherence to organizational policies and controls.</text:p>
      <text:p text:style-name="P2">```</text:p>
      <text:p text:style-name="Preformatted_20_Text"/>
      <text:p text:style-name="Preformatted_20_Text"/>
      <text:p text:style-name="Preformatted_20_Text"><text:span text:style-name="T5"># Agent:</text:span> <text:span text:style-name="T2">Transaction Policy Compliance Specialist</text:span></text:p>
      <text:p text:style-name="Preformatted_20_Text"><text:span text:style-name="T4">## Task:</text:span> <text:span text:style-name="T1">Verify transaction-level compliance with organizational policies</text:span></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1: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2: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text:soft-page-break/></text:p>
      <text:p text:style-name="P1">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3: litellm.APIError: APIError: DeepseekException - Unable to get json response - Expecting value: line 1 column 1 (char 0), Original Respons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4: litellm.APIError: APIError: DeepseekException - Unable to get json response - Expecting value: line 1 column 1 (char 0), Original Response: </text:p>
      <text:p text:style-name="Preformatted_20_Text">Policy Review: 100%|███████████████████████████████████████████████████████████████████████████████████████████████████████████████████████| 5/5 [06:34&lt;00:00, 78.96s/it]</text:p>
      <text:p text:style-name="Preformatted_20_Text"/>
      <text:p text:style-name="Preformatted_20_Text"/>
      <text:p text:style-name="Preformatted_20_Text"><text:span text:style-name="T5"># Agent:</text:span> <text:span text:style-name="T2">Transaction Policy Compliance Specialist</text:span></text:p>
      <text:p text:style-name="Preformatted_20_Text"><text:span text:style-name="T4">## Using tool:</text:span> <text:span text:style-name="T1">transaction_policy_review_tool</text:span></text:p>
      <text:p text:style-name="Preformatted_20_Text"><text:span text:style-name="T4">## Tool Input:</text:span> </text:p>
      <text:p text:style-name="P2">"{}"</text:p>
      <text:p text:style-name="Preformatted_20_Text"><text:span text:style-name="T4">## Tool Output:</text:span> </text:p>
      <text:p text:style-name="P2">[{'Transaction ID': 'T001', 'Date': '09-07-24', 'Amount': '14236.29', 'Vendor': 'Microsoft', 'Purchase Order ID': 'PO1970', 'Type': 'Purchase', 'Discount': '16.84%', 'Discount_Justification': 'Special promotion applied', 'Tax Paid': 'No', 'Submitted Date': '17-07-24', 'Department_Authorization': 'Yes', 'Item Description': 'Software Subscription', 'Prior_Finance_Approval': 'Yes', 'violation': ' Violation: Yes - The transaction exceeds the maximum purchase limit (AED 10,000) without prior approval. (Policy Condition 1 referenced.)\nViolation: Yes - The transaction does not include tax payments as required by the policy. (Policy Condition 6 referenced.)'}, {'Transaction ID': 'T002', 'Date': '17-10-24', 'Amount': '3091.7', 'Vendor': 'HP', 'Purchase Order ID': 'PO1672', 'Type': 'Purchase', 'Discount': '22.53%', 'Discount_Justification': '', 'Tax Paid': 'Yes', 'Submitted Date': '17-10-24', 'Department_Authorization': 'Yes', 'Item Description': 'Office Computers', 'Prior_Finance_Approval': 'Yes', 'violation': ' Violation: Yes - This transaction violates the Maximum Purchase Limit rule as the purchase amount (3091.7 AED) exceeds the single transaction limit of AED 10,000 without prior approval from the finance department.\nViolation: Yes - The transaction also violates the Discounts rule since the discount percentage (22.53%) is above the allowed threshold of 15%. Since there is no justification provided for the discount in the given data, it further violates the Discount_Justification rule as well.'}, {'Transaction ID': 'T003', 'Date': '21-08-24', 'Amount': '8655.29', 'Vendor': 'Oracle', 'Purchase Order ID': 'PO1335', 'Type': 'Invoice', 'Discount': '22.07%', 'Discount_Justification': 'Special promotion applied', 'Tax Paid': 'Yes', 'Submitted Date': '26-09-24', 'Department_Authorization': 'Yes', 'Item Description': 'Printer Supplies', 'Prior_Finance_Approval': 'Yes', 'violation': "1. Violation: Yes - The transaction exceeds the maximum purchase limit without prior approval as it is AED 8655.29 and the policy states purchases cannot exceed AED 10,000 for a single transaction without approval (Policy Rule 1).\n2. No Violation - The invoice was submitted within 30 days of the purchase date.\n3. No Violation - Oracle is an approved vendor by the procurement department (Policy Rule 3).\n4. No Violation - Multiple purchases of the same item are not relevant in this transaction as there is no information about subsequent <text:soft-page-break/>transactions involving the same item within a 7-day period (Policy Rule 4).\n5. Violation: Yes - The discount applied (22.07%) exceeds the allowable limit of 15% without an appropriate justification from the vendor and internal approval (Policy Rule 5).\n6. No Violation - The invoice includes tax payments (Policy Rule 6).\n7. No Violation - Since there is no information about the transaction amount, it cannot be determined if it requires authorization from the department head (Policy Rule 7).\n8. No Violation - There's no information suggesting duplicate invoices for this specific transaction (Policy Rule 8)."}, {'Transaction ID': 'T004', 'Date': '16-10-24', 'Amount': '13029.37', 'Vendor': 'HP', 'Purchase Order ID': 'PO1635', 'Type': 'Purchase', 'Discount': '22.61%', 'Discount_Justification': '', 'Tax Paid': 'Yes', 'Submitted Date': '01-11-24', 'Department_Authorization': 'No', 'Item Description': 'Consulting Services', 'Prior_Finance_Approval': 'No', 'violation': ' Violation: Yes - The transaction violates Rule 1 (Maximum Purchase Limit) as the amount exceeds AED 10,000 without prior approval from the finance department. Additionally, it also violates Rule 7 (Purchase Authorization) because the Department_Authorization field indicates that there was no authorization from the department head for this transaction.'}, {'Transaction ID': 'T005', 'Date': '15-09-24', 'Amount': '15451.42', 'Vendor': 'Apple', 'Purchase Order ID': 'PO1210', 'Type': 'Purchase', 'Discount': '14.16%', 'Discount_Justification': '', 'Tax Paid': 'Yes', 'Submitted Date': '11-10-24', 'Department_Authorization': 'No', 'Item Description': 'Laptops', 'Prior_Finance_Approval': 'No', 'violation': ' Violation: Yes - This transaction exceeds the maximum purchase limit as it is AED 15,451.42 which is above the limit of AED 10,000 for a single transaction without prior approval from the finance department (Policy Condition 1).\n\nAdditional Violation: Yes - The transaction was not submitted within the invoice submission deadline as it was submitted more than 30 days after the purchase date (Policy Condition 2).\n\nViolation: No - There is no evidence of a discount justification in this transaction, however, the discount provided is above the threshold of 15% (Policy Condition 5), but there is no justification given.\n\nViolation: Yes - The vendor Apple is not listed as an approved vendor by the procurement department (Policy Condition 3).\n\nNo additional violations are found for this transaction based on the provided policy conditions and data fields in the transactions file.'}]</text:p>
      <text:p text:style-name="Preformatted_20_Text"/>
      <text:p text:style-name="Preformatted_20_Text"/>
      <text:p text:style-name="Preformatted_20_Text"><text:span text:style-name="T5"># Agent:</text:span> <text:span text:style-name="T2">Transaction Policy Compliance Specialist</text:span></text:p>
      <text:p text:style-name="Preformatted_20_Text"><text:span text:style-name="T4">## Final Answer:</text:span> </text:p>
      <text:p text:style-name="P2"># Transaction Policy Compliance Findings</text:p>
      <text:p text:style-name="Preformatted_20_Text"/>
      <text:p text:style-name="P2">## Summary of Transaction Policy Findings</text:p>
      <text:p text:style-name="Preformatted_20_Text"/>
      <text:p text:style-name="P2">Below is a detailed report of transactions analyzed against organizational policies. The analysis identifies compliant transactions and those that violate transaction policies.</text:p>
      <text:p text:style-name="Preformatted_20_Text"/>
      <text:p text:style-name="P2">---</text:p>
      <text:p text:style-name="Preformatted_20_Text"/>
      <text:p text:style-name="P2">### **Transaction ID: T001**</text:p>
      <text:p text:style-name="P2">- **Date**: 09-07-24</text:p>
      <text:p text:style-name="P2">- **Amount**: 14236.29 AED</text:p>
      <text:p text:style-name="P2">- **Vendor**: Microsoft</text:p>
      <text:p text:style-name="P2">- **Purchase Order ID**: PO1970</text:p>
      <text:p text:style-name="P2">- **Type**: Purchase</text:p>
      <text:p text:style-name="P2">- **Discount**: 16.84%</text:p>
      <text:p text:style-name="P2">- **Discount Justification**: Special promotion applied</text:p>
      <text:p text:style-name="P2">- **Tax Paid**: No</text:p>
      <text:p text:style-name="P2">- **Submitted Date**: 17-07-24</text:p>
      <text:p text:style-name="P2">- **Department Authorization**: Yes</text:p>
      <text:p text:style-name="P2">- **Item Description**: Software Subscription</text:p>
      <text:p text:style-name="P2">- **Prior Finance Approval**: Yes</text:p>
      <text:p text:style-name="P2">- **Violations**:</text:p>
      <text:p text:style-name="P2"><text:s text:c="2"/>- The transaction exceeds the maximum purchase limit (AED 10,000) without prior approval. (Policy Condition 1 referenced.)</text:p>
      <text:p text:style-name="P2"><text:soft-page-break/><text:s text:c="2"/>- The transaction does not include tax payments as required by the policy. (Policy Condition 6 referenced.)</text:p>
      <text:p text:style-name="Preformatted_20_Text"/>
      <text:p text:style-name="P2">---</text:p>
      <text:p text:style-name="Preformatted_20_Text"/>
      <text:p text:style-name="P2">### **Transaction ID: T002**</text:p>
      <text:p text:style-name="P2">- **Date**: 17-10-24</text:p>
      <text:p text:style-name="P2">- **Amount**: 3091.7 AED</text:p>
      <text:p text:style-name="P2">- **Vendor**: HP</text:p>
      <text:p text:style-name="P2">- **Purchase Order ID**: PO1672</text:p>
      <text:p text:style-name="P2">- **Type**: Purchase</text:p>
      <text:p text:style-name="P2">- **Discount**: 22.53%</text:p>
      <text:p text:style-name="P2">- **Discount Justification**: None</text:p>
      <text:p text:style-name="P2">- **Tax Paid**: Yes</text:p>
      <text:p text:style-name="P2">- **Submitted Date**: 17-10-24</text:p>
      <text:p text:style-name="P2">- **Department Authorization**: Yes</text:p>
      <text:p text:style-name="P2">- **Item Description**: Office Computers</text:p>
      <text:p text:style-name="P2">- **Prior Finance Approval**: Yes</text:p>
      <text:p text:style-name="P2">- **Violations**:</text:p>
      <text:p text:style-name="P2"><text:s text:c="2"/>- This transaction violates the Maximum Purchase Limit rule as the purchase amount (3091.7 AED) exceeds the single transaction limit of AED 10,000 without prior approval from the finance department.</text:p>
      <text:p text:style-name="P2"><text:s text:c="2"/>- The transaction also violates the Discounts rule since the discount percentage (22.53%) is above the allowed threshold of 15%. Since there is no justification provided for the discount in the given data, it further violates the Discount_Justification rule as well.</text:p>
      <text:p text:style-name="Preformatted_20_Text"/>
      <text:p text:style-name="P2">---</text:p>
      <text:p text:style-name="Preformatted_20_Text"/>
      <text:p text:style-name="P2">### **Transaction ID: T003**</text:p>
      <text:p text:style-name="P2">- **Date**: 21-08-24</text:p>
      <text:p text:style-name="P2">- **Amount**: 8655.29 AED</text:p>
      <text:p text:style-name="P2">- **Vendor**: Oracle</text:p>
      <text:p text:style-name="P2">- **Purchase Order ID**: PO1335</text:p>
      <text:p text:style-name="P2">- **Type**: Invoice</text:p>
      <text:p text:style-name="P2">- **Discount**: 22.07%</text:p>
      <text:p text:style-name="P2">- **Discount Justification**: Special promotion applied</text:p>
      <text:p text:style-name="P2">- **Tax Paid**: Yes</text:p>
      <text:p text:style-name="P2">- **Submitted Date**: 26-09-24</text:p>
      <text:p text:style-name="P2">- **Department Authorization**: Yes</text:p>
      <text:p text:style-name="P2">- **Item Description**: Printer Supplies</text:p>
      <text:p text:style-name="P2">- **Prior Finance Approval**: Yes</text:p>
      <text:p text:style-name="P2">- **Violations**:</text:p>
      <text:p text:style-name="P2"><text:s text:c="2"/>- The transaction exceeds the maximum purchase limit without prior approval as it is AED 8655.29 and the policy states purchases cannot exceed AED 10,000 for a single transaction without approval (Policy Rule 1).</text:p>
      <text:p text:style-name="P2"><text:s text:c="2"/>- The discount applied (22.07%) exceeds the allowable limit of 15% without an appropriate justification from the vendor and internal approval (Policy Rule 5).</text:p>
      <text:p text:style-name="Preformatted_20_Text"/>
      <text:p text:style-name="P2">---</text:p>
      <text:p text:style-name="Preformatted_20_Text"/>
      <text:p text:style-name="P2">### **Transaction ID: T004**</text:p>
      <text:p text:style-name="P2">- **Date**: 16-10-24</text:p>
      <text:p text:style-name="P2">- **Amount**: 13029.37 AED</text:p>
      <text:p text:style-name="P2">- **Vendor**: HP</text:p>
      <text:p text:style-name="P2">- **Purchase Order ID**: PO1635</text:p>
      <text:p text:style-name="P2">- **Type**: Purchase</text:p>
      <text:p text:style-name="P2">- **Discount**: 22.61%</text:p>
      <text:p text:style-name="P2">- **Discount Justification**: None</text:p>
      <text:p text:style-name="P2">- **Tax Paid**: Yes</text:p>
      <text:p text:style-name="P2">- **Submitted Date**: 01-11-24</text:p>
      <text:p text:style-name="P2">- **Department Authorization**: No</text:p>
      <text:p text:style-name="P2">- **Item Description**: Consulting Services</text:p>
      <text:p text:style-name="P2">- **Prior Finance Approval**: No</text:p>
      <text:p text:style-name="P2"><text:soft-page-break/>- **Violations**:</text:p>
      <text:p text:style-name="P2"><text:s text:c="2"/>- The transaction violates Rule 1 (Maximum Purchase Limit) as the amount exceeds AED 10,000 without prior approval from the finance department.</text:p>
      <text:p text:style-name="P2"><text:s text:c="2"/>- It also violates Rule 7 (Purchase Authorization) because the Department_Authorization field indicates that there was no authorization from the department head for this transaction.</text:p>
      <text:p text:style-name="Preformatted_20_Text"/>
      <text:p text:style-name="P2">---</text:p>
      <text:p text:style-name="Preformatted_20_Text"/>
      <text:p text:style-name="P2">### **Transaction ID: T005**</text:p>
      <text:p text:style-name="P2">- **Date**: 15-09-24</text:p>
      <text:p text:style-name="P2">- **Amount**: 15451.42 AED</text:p>
      <text:p text:style-name="P2">- **Vendor**: Apple</text:p>
      <text:p text:style-name="P2">- **Purchase Order ID**: PO1210</text:p>
      <text:p text:style-name="P2">- **Type**: Purchase</text:p>
      <text:p text:style-name="P2">- **Discount**: 14.16%</text:p>
      <text:p text:style-name="P2">- **Discount Justification**: None</text:p>
      <text:p text:style-name="P2">- **Tax Paid**: Yes</text:p>
      <text:p text:style-name="P2">- **Submitted Date**: 11-10-24</text:p>
      <text:p text:style-name="P2">- **Department Authorization**: No</text:p>
      <text:p text:style-name="P2">- **Item Description**: Laptops</text:p>
      <text:p text:style-name="P2">- **Prior Finance Approval**: No</text:p>
      <text:p text:style-name="P2">- **Violations**:</text:p>
      <text:p text:style-name="P2"><text:s text:c="2"/>- This transaction exceeds the maximum purchase limit as it is AED 15,451.42 which is above the limit of AED 10,000 for a single transaction without prior approval from the finance department (Policy Condition 1).</text:p>
      <text:p text:style-name="P2"><text:s text:c="2"/>- The transaction was not submitted within the invoice submission deadline as it was submitted more than 30 days after the purchase date (Policy Condition 2).</text:p>
      <text:p text:style-name="P2"><text:s text:c="2"/>- The vendor Apple is not listed as an approved vendor by the procurement department (Policy Condition 3).</text:p>
      <text:p text:style-name="Preformatted_20_Text"/>
      <text:p text:style-name="P2">---</text:p>
      <text:p text:style-name="Preformatted_20_Text"/>
      <text:p text:style-name="P2">## **Key Observations**</text:p>
      <text:p text:style-name="P2">1. **Policy Violations**: Several transactions violate organizational policies, including exceeding purchase limits, missing tax payments, unauthorized discounts, and lack of department authorization.</text:p>
      <text:p text:style-name="P2">2. **Compliant Transactions**: Some transactions are compliant with organizational policies, indicating proper adherence to SLAs.</text:p>
      <text:p text:style-name="Preformatted_20_Text"/>
      <text:p text:style-name="P2">---</text:p>
      <text:p text:style-name="Preformatted_20_Text"/>
      <text:p text:style-name="P2">## **Recommendations**</text:p>
      <text:p text:style-name="P2">1. **Investigate Policy Violations**: Investigate and resolve the policy violations for the identified transactions.</text:p>
      <text:p text:style-name="P2">2. **Reject Unauthorized Transactions**: Ensure transactions carried out without proper authorization are flagged and corrected.</text:p>
      <text:p text:style-name="P2">3. **Training and Awareness**: Provide training to users on transaction policies and compliance requirements.</text:p>
      <text:p text:style-name="P2">4. **Regular Audits**: Conduct periodic reviews of transactions to ensure ongoing compliance with organizational policies.</text:p>
      <text:p text:style-name="Preformatted_20_Text"/>
      <text:p text:style-name="P2">---</text:p>
      <text:p text:style-name="Preformatted_20_Text"/>
      <text:p text:style-name="P2">This report highlights critical transaction policy compliance issues that require immediate attention to ensure adherence to organizational policies and controls.</text:p>
      <text:p text:style-name="P2">```</text:p>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Task:</text:span> <text:span text:style-name="T1">Compile findings into report with: 1) Executive Summary containing audit background and aggregated statistics 2) Detailed findings structured with </text:span><text:soft-page-break/><text:span text:style-name="T1">Observation, Risk Rating, Risks, and Management Actions subsections for each finding.</text:span></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1">Provider List: https://docs.litellm.ai/docs/providers</text:p>
      <text:p text:style-name="Preformatted_20_Text"/>
      <text:p text:style-name="Preformatted_20_Text">ERROR:root:LiteLLM call failed: litellm.APIError: APIError: DeepseekException - Unable to get json response - Expecting value: line 1 column 1 (char 0), Original Response: </text:p>
      <text:p text:style-name="Preformatted_20_Text">ERROR:crew:API error on attempt 1: litellm.APIError: APIError: DeepseekException - Unable to get json response - Expecting value: line 1 column 1 (char 0), Original Response: </text:p>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Final Answer:</text:span> </text:p>
      <text:p text:style-name="P2"># Comprehensive Audit Report</text:p>
      <text:p text:style-name="Preformatted_20_Text"/>
      <text:p text:style-name="P2">## Executive Summary</text:p>
      <text:p text:style-name="P2">This audit report consolidates findings from four key areas: Access Review, Transaction Limit Compliance, Change Management, and Transaction Policy Compliance. The audit identified several critical issues, including unauthorized access, transaction limit violations, change management policy breaches, and transaction policy non-compliance. These findings highlight the need for immediate corrective actions to ensure compliance with organizational policies and controls.</text:p>
      <text:p text:style-name="Preformatted_20_Text"/>
      <text:p text:style-name="P2">### Aggregated Statistics</text:p>
      <text:p text:style-name="P2">- **Access Review**: 12 users with non-compliant access, 4 users with unauthorized access.</text:p>
      <text:p text:style-name="P2">- **Transaction Limit Compliance**: 4 transactions exceeding user approval limits, 1 transaction exceeding joint approval limits.</text:p>
      <text:p text:style-name="P2">- **Change Management**: 11 audit trail records without associated change tickets, 3 changes carried out by unauthorized users.</text:p>
      <text:p text:style-name="P2">- **Transaction Policy Compliance**: 5 transactions violating organizational policies, including exceeding purchase limits and unauthorized discounts.</text:p>
      <text:p text:style-name="Preformatted_20_Text"/>
      <text:p text:style-name="P2">---</text:p>
      <text:p text:style-name="Preformatted_20_Text"/>
      <text:p text:style-name="P2">## Detailed Findings</text:p>
      <text:p text:style-name="Preformatted_20_Text"/>
      <text:p text:style-name="P2">### 1. Access Review Findings</text:p>
      <text:p text:style-name="P2">#### Observation</text:p>
      <text:p text:style-name="P2">- **Non-Compliant Access**: Several users have access levels that do not match the authorized access matrix. For example:</text:p>
      <text:p text:style-name="P2"><text:s text:c="2"/>- USER001 has "Maker" access to System B instead of "Checker."</text:p>
      <text:p text:style-name="P2"><text:s text:c="2"/>- USER003 has "Maker" access to System A instead of "Read-Only."</text:p>
      <text:p text:style-name="P2">- **Unauthorized Access**: Users USER021, USER022, USER023, and USER024 have access to systems they are not authorized to use.</text:p>
      <text:p text:style-name="Preformatted_20_Text"/>
      <text:p text:style-name="P2">#### Risk Rating</text:p>
      <text:p text:style-name="P2">- **High**: Unauthorized access poses a significant security risk.</text:p>
      <text:p text:style-name="P2">- **Medium**: Non-compliant access increases the risk of operational errors.</text:p>
      <text:p text:style-name="Preformatted_20_Text"/>
      <text:p text:style-name="P2">#### Risks</text:p>
      <text:p text:style-name="P2">- Unauthorized access could lead to data breaches or misuse of sensitive information.</text:p>
      <text:p text:style-name="P2">- Non-compliant access may result in operational inefficiencies or errors.</text:p>
      <text:p text:style-name="Preformatted_20_Text"/>
      <text:p text:style-name="P2">#### Management Actions</text:p>
      <text:p text:style-name="P2"><text:soft-page-break/>1. **Revoke Unauthorized Access**: Immediately revoke access for users with unauthorized access.</text:p>
      <text:p text:style-name="P2">2. **Adjust Non-Compliant Access**: Update access levels for users with non-compliant access to match the authorized access matrix.</text:p>
      <text:p text:style-name="P2">3. **Regular Audits**: Conduct regular access reviews to ensure ongoing compliance with the access matrix.</text:p>
      <text:p text:style-name="P2">4. **User Training**: Provide training to users and administrators on access control policies.</text:p>
      <text:p text:style-name="Preformatted_20_Text"/>
      <text:p text:style-name="P2">---</text:p>
      <text:p text:style-name="Preformatted_20_Text"/>
      <text:p text:style-name="P2">### 2. Transaction Limit Compliance Findings</text:p>
      <text:p text:style-name="P2">#### Observation</text:p>
      <text:p text:style-name="P2">- **Limit Violations**: Several transactions exceed the authorized approval limits for specific users. For example:</text:p>
      <text:p text:style-name="P2"><text:s text:c="2"/>- Transaction 0 exceeds USER008's approval limit.</text:p>
      <text:p text:style-name="P2"><text:s text:c="2"/>- Transaction 3 exceeds USER009's approval limit.</text:p>
      <text:p text:style-name="P2"><text:s text:c="2"/>- Transaction 14 exceeds the joint approval limit for USER001, USER002, and USER003.</text:p>
      <text:p text:style-name="Preformatted_20_Text"/>
      <text:p text:style-name="P2">#### Risk Rating</text:p>
      <text:p text:style-name="P2">- **High**: Transactions exceeding limits could lead to financial losses or fraud.</text:p>
      <text:p text:style-name="P2">- **Medium**: Non-compliant transactions may result in operational inefficiencies.</text:p>
      <text:p text:style-name="Preformatted_20_Text"/>
      <text:p text:style-name="P2">#### Risks</text:p>
      <text:p text:style-name="P2">- Financial losses due to unauthorized or excessive transactions.</text:p>
      <text:p text:style-name="P2">- Increased risk of fraud or misuse of funds.</text:p>
      <text:p text:style-name="Preformatted_20_Text"/>
      <text:p text:style-name="P2">#### Management Actions</text:p>
      <text:p text:style-name="P2">1. **Review and Adjust Limits**: Investigate and adjust the approval limits for users with repeated violations.</text:p>
      <text:p text:style-name="P2">2. **Reject Non-Compliant Transactions**: Ensure transactions exceeding limits are flagged and rejected until proper approvals are obtained.</text:p>
      <text:p text:style-name="P2">3. **Training and Awareness**: Provide training to users on approval limits and compliance requirements.</text:p>
      <text:p text:style-name="P2">4. **Regular Audits**: Conduct periodic reviews of transaction approvals to ensure ongoing compliance with authorized limits.</text:p>
      <text:p text:style-name="Preformatted_20_Text"/>
      <text:p text:style-name="P2">---</text:p>
      <text:p text:style-name="Preformatted_20_Text"/>
      <text:p text:style-name="P2">### 3. Change Management Audit Findings</text:p>
      <text:p text:style-name="P2">#### Observation</text:p>
      <text:p text:style-name="P2">- **Change Management Violations**: Several audit trail records do not have associated change tickets, indicating potential violations of change management policies. For example:</text:p>
      <text:p text:style-name="P2"><text:s text:c="2"/>- Audit Record 0, 1, 6, 8, 9, 14, 15, 16, 17, 18, and 19 do not have associated change tickets.</text:p>
      <text:p text:style-name="P2"><text:s text:c="2"/>- Audit Records 10, 11, and 12 were carried out by unauthorized users.</text:p>
      <text:p text:style-name="Preformatted_20_Text"/>
      <text:p text:style-name="P2">#### Risk Rating</text:p>
      <text:p text:style-name="P2">- **High**: Unauthorized changes could lead to system instability or security breaches.</text:p>
      <text:p text:style-name="P2">- **Medium**: Missing change tickets increase the risk of non-compliance with change management policies.</text:p>
      <text:p text:style-name="Preformatted_20_Text"/>
      <text:p text:style-name="P2">#### Risks</text:p>
      <text:p text:style-name="P2">- System instability or outages due to unauthorized changes.</text:p>
      <text:p text:style-name="P2">- Increased risk of security breaches or data loss.</text:p>
      <text:p text:style-name="Preformatted_20_Text"/>
      <text:p text:style-name="P2">#### Management Actions</text:p>
      <text:p text:style-name="P2">1. **Investigate Missing Change Tickets**: Investigate and resolve the missing change tickets for the identified audit trail records.</text:p>
      <text:p text:style-name="P2"><text:soft-page-break/>2. **Reject Unauthorized Changes**: Ensure changes carried out by unauthorized users are flagged and corrected.</text:p>
      <text:p text:style-name="P2">3. **Training and Awareness**: Provide training to users on change management policies and compliance requirements.</text:p>
      <text:p text:style-name="P2">4. **Regular Audits**: Conduct periodic reviews of audit trail records to ensure ongoing compliance with change management policies.</text:p>
      <text:p text:style-name="Preformatted_20_Text"/>
      <text:p text:style-name="P2">---</text:p>
      <text:p text:style-name="Preformatted_20_Text"/>
      <text:p text:style-name="P2">### 4. Transaction Policy Compliance Findings</text:p>
      <text:p text:style-name="P2">#### Observation</text:p>
      <text:p text:style-name="P2">- **Policy Violations**: Several transactions violate organizational policies, including exceeding purchase limits, missing tax payments, unauthorized discounts, and lack of department authorization. For example:</text:p>
      <text:p text:style-name="P2"><text:s text:c="2"/>- Transaction T001 exceeds the maximum purchase limit without prior approval.</text:p>
      <text:p text:style-name="P2"><text:s text:c="2"/>- Transaction T002 violates the Discounts rule with a 22.53% discount without justification.</text:p>
      <text:p text:style-name="Preformatted_20_Text"/>
      <text:p text:style-name="P2">#### Risk Rating</text:p>
      <text:p text:style-name="P2">- **High**: Policy violations could lead to financial losses or legal issues.</text:p>
      <text:p text:style-name="P2">- **Medium**: Non-compliant transactions may result in operational inefficiencies.</text:p>
      <text:p text:style-name="Preformatted_20_Text"/>
      <text:p text:style-name="P2">#### Risks</text:p>
      <text:p text:style-name="P2">- Financial losses due to unauthorized or excessive transactions.</text:p>
      <text:p text:style-name="P2">- Legal or regulatory penalties for non-compliance with tax or procurement policies.</text:p>
      <text:p text:style-name="Preformatted_20_Text"/>
      <text:p text:style-name="P2">#### Management Actions</text:p>
      <text:p text:style-name="P2">1. **Investigate Policy Violations**: Investigate and resolve the policy violations for the identified transactions.</text:p>
      <text:p text:style-name="P2">2. **Reject Unauthorized Transactions**: Ensure transactions carried out without proper authorization are flagged and corrected.</text:p>
      <text:p text:style-name="P2">3. **Training and Awareness**: Provide training to users on transaction policies and compliance requirements.</text:p>
      <text:p text:style-name="P2">4. **Regular Audits**: Conduct periodic reviews of transactions to ensure ongoing compliance with organizational policies.</text:p>
      <text:p text:style-name="Preformatted_20_Text"/>
      <text:p text:style-name="P2">---</text:p>
      <text:p text:style-name="Preformatted_20_Text"/>
      <text:p text:style-name="P2">## Recommendations</text:p>
      <text:p text:style-name="P2">1. **Immediate Corrective Actions**: Address the identified issues promptly to mitigate risks.</text:p>
      <text:p text:style-name="P2">2. **Policy Updates**: Review and update policies to address recurring issues.</text:p>
      <text:p text:style-name="P2">3. **Training Programs**: Implement training programs for employees to ensure awareness and compliance with policies.</text:p>
      <text:p text:style-name="P2">4. **Regular Audits**: Establish a schedule for regular audits to monitor compliance and identify issues early.</text:p>
      <text:p text:style-name="Preformatted_20_Text"/>
      <text:p text:style-name="P2">---</text:p>
      <text:p text:style-name="Preformatted_20_Text"/>
      <text:p text:style-name="P2">This report highlights critical compliance issues that require immediate attention to ensure adherence to organizational policies and controls.</text:p>
      <text:p text:style-name="P2">```</text:p>
      <text:p text:style-name="Preformatted_20_Text"/>
      <text:p text:style-name="Preformatted_20_Text"/>
      <text:p text:style-name="P3">(larc) (larp) <text:span text:style-name="T2">ayman@AMHP840G2B</text:span>:<text:span text:style-name="T3">~/Documents/GitHub/ai_logicalaccess_crew/larc</text:span>$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21:25:11.739645374</meta:creation-date>
    <dc:date>2025-02-12T21:25:38.598931286</dc:date>
    <meta:editing-duration>PT27S</meta:editing-duration>
    <meta:editing-cycles>1</meta:editing-cycles>
    <meta:document-statistic meta:table-count="0" meta:image-count="0" meta:object-count="0" meta:page-count="23" meta:paragraph-count="659" meta:word-count="8078" meta:character-count="61388" meta:non-whitespace-character-count="53865"/>
    <meta:generator>LibreOffice/24.2.7.2$Linux_X86_64 LibreOffice_project/420$Build-2</meta:generator>
  </office:meta>
</office:document-meta>
</file>